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780AEE851761C52B75C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yuthi" svg:font-family="Dyuthi" style:font-pitch="variable"/>
    <style:font-face style:name="Manjari Bold" svg:font-family="'Manjari Bold'" style:font-pitch="variable"/>
    <style:font-face style:name="West Side" svg:font-family="'West Si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599d" draw:fill-color="#8ccfb7" draw:textarea-horizontal-align="justify" draw:textarea-vertical-align="middle" draw:auto-grow-height="false" fo:min-height="8.126cm" fo:min-width="9.5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d4711a" draw:textarea-horizontal-align="justify" draw:textarea-vertical-align="middle" draw:auto-grow-height="false" fo:min-height="5.15cm" fo:min-width="8.918cm"/>
    </style:style>
    <style:style style:name="gr4" style:family="graphic" style:parent-style-name="standard">
      <style:graphic-properties draw:stroke="none" draw:stroke-dash="Ultrafine_20_2_20_Dots_20_3_20_Dashes" draw:fill="solid" draw:fill-color="#d4711a" draw:opacity="100%" draw:opacity-name="" draw:textarea-horizontal-align="justify" draw:textarea-vertical-align="middle" draw:auto-grow-height="false" fo:min-height="3.87cm" fo:min-width="10.3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4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76cm" fo:min-width="0cm" draw:shadow="hidden"/>
    </style:style>
    <style:style style:name="gr7" style:family="graphic" style:parent-style-name="standard">
      <style:graphic-properties draw:stroke="none" draw:fill="none" fo:min-height="2.119cm"/>
    </style:style>
    <style:style style:name="gr8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8.69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8ccfb7"/>
      <style:paragraph-properties fo:text-align="center"/>
      <style:text-properties fo:color="#000000" style:font-name="Dyuthi"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4711a"/>
      <style:paragraph-properties fo:text-align="center"/>
    </style:style>
    <style:style style:name="P4" style:family="paragraph">
      <style:paragraph-properties fo:text-align="start"/>
      <style:text-properties fo:color="#ffffff" style:font-name="Dyuthi"/>
    </style:style>
    <style:style style:name="P5" style:family="paragraph">
      <loext:graphic-properties draw:fill-color="#ffffff"/>
      <style:paragraph-properties fo:text-align="start"/>
      <style:text-properties fo:color="#ffffff" style:font-name="Dyuthi" fo:font-size="24pt" style:font-size-asian="24pt" style:font-size-complex="24pt"/>
    </style:style>
    <style:style style:name="P6" style:family="paragraph">
      <loext:graphic-properties draw:fill="solid" draw:fill-color="#d4711a" draw:opacity="100%"/>
      <style:paragraph-properties fo:text-align="center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style:text-properties fo:color="#000000" style:font-name="Dyuthi" fo:font-size="22pt" style:text-underline-style="none" style:font-size-asian="22pt" style:font-size-complex="22pt"/>
    </style:style>
    <style:style style:name="P9" style:family="paragraph">
      <loext:graphic-properties draw:fill="solid" draw:fill-color="#ffffff"/>
      <style:text-properties fo:color="#000000" style:font-name="Dyuthi" fo:font-size="22pt" style:text-underline-style="none" style:font-size-asian="22pt" style:font-size-complex="22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ffffff" style:font-name="Dyuthi" fo:font-size="26pt" style:font-size-asian="26pt" style:font-size-complex="26pt"/>
    </style:style>
    <style:style style:name="T2" style:family="text">
      <style:text-properties fo:color="#ffffff" style:font-name="Dyuthi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color="#ffffff" style:font-name="Dyuthi"/>
    </style:style>
    <style:style style:name="T4" style:family="text">
      <style:text-properties fo:color="#ffffff"/>
    </style:style>
    <style:style style:name="T5" style:family="text">
      <style:text-properties fo:color="#000000" style:font-name="Dyuthi" fo:font-size="22pt" style:text-underline-style="none" style:font-size-asian="22pt" style:font-size-complex="22pt"/>
    </style:style>
    <style:style style:name="T6" style:family="text">
      <style:text-properties fo:color="#000000" style:font-name="Dyuth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0cm" svg:height="8.376cm" draw:transform="skewX (-0.000523598775598299) translate (-0.002cm 6.6cm)">
          <text:p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0.198cm" svg:height="10.2cm" draw:transform="skewX (0.00453785605518526) translate (-0.154cm -1.6cm)">
          <draw:image xlink:href="Pictures/100000000000078000000780AEE851761C52B75C.jpg" xlink:type="simple" xlink:show="embed" xlink:actuate="onLoad">
            <text:p/>
          </draw:image>
        </draw:frame>
        <draw:custom-shape draw:style-name="gr3" draw:text-style-name="P3" draw:layer="layout" svg:width="9.418cm" svg:height="5.4cm" draw:transform="skewX (0.0336848545634906) translate (0.284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9cm" svg:height="8.699cm" svg:x="0.6cm" svg:y="1.9cm" presentation:class="subtitle" presentation:user-transformed="true">
          <draw:text-box>
            <text:p text:style-name="P4"><text:span text:style-name="T1">Atendimento</text:span></text:p>
            <text:p text:style-name="P4"><text:span text:style-name="T2">Psicológico</text:span><text:span text:style-name="T1"> e </text:span><text:span text:style-name="T2">Psiquiátrico</text:span><text:span text:style-name="T1"> a baixo </text:span><text:span text:style-name="T1">custo ou até mesmo </text:span><text:span text:style-name="T2">gratuitamente</text:span><text:span text:style-name="T1">!</text:span></text:p>
          </draw:text-box>
        </draw:frame>
        <draw:custom-shape draw:style-name="gr4" draw:text-style-name="P6" draw:layer="layout" svg:width="10.811cm" svg:height="4.12cm" draw:transform="rotate (0.0356047167406843) translate (-0.158cm 12.079cm)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66cm" svg:height="4.024cm" svg:x="0.234cm" svg:y="12.488cm">
          <draw:text-box>
            <text:p><text:span text:style-name="T3">Baixe agora o app em:</text:span></text:p>
            <text:p><text:span text:style-name="T4"/></text:p>
          </draw:text-box>
        </draw:frame>
        <draw:frame draw:style-name="gr6" draw:text-style-name="P9" draw:layer="layout" svg:width="5.414cm" svg:height="1.026cm" svg:x="3.986cm" svg:y="13.6cm">
          <draw:text-box>
            <text:p text:style-name="P8"><text:span text:style-name="T5">psichelp.com.br</text:span></text:p>
          </draw:text-box>
        </draw:frame>
        <draw:frame draw:style-name="gr7" draw:text-style-name="P10" draw:layer="layout" svg:width="7.343cm" svg:height="2.369cm" svg:x="1.2cm" svg:y="9.4cm">
          <draw:text-box>
            <text:p><text:span text:style-name="T6">PsicHel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yuthi" svg:font-family="Dyuthi" style:font-pitch="variable"/>
    <style:font-face style:name="Manjari Bold" svg:font-family="'Manjari Bold'" style:font-pitch="variable"/>
    <style:font-face style:name="West Side" svg:font-family="'West Si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049cm" svg:height="7.575cm" svg:x="2.975cm" svg:y="2.485cm"/>
      <draw:page-thumbnail draw:layer="backgroundobjects" svg:width="5.049cm" svg:height="7.575cm" svg:x="2.975cm" svg:y="11.061cm"/>
      <draw:page-thumbnail draw:layer="backgroundobjects" svg:width="5.049cm" svg:height="7.575cm" svg:x="2.975cm" svg:y="19.637cm"/>
      <draw:page-thumbnail draw:layer="backgroundobjects" svg:width="5.049cm" svg:height="7.575cm" svg:x="12.975cm" svg:y="2.485cm"/>
      <draw:page-thumbnail draw:layer="backgroundobjects" svg:width="5.049cm" svg:height="7.575cm" svg:x="12.975cm" svg:y="11.061cm"/>
      <draw:page-thumbnail draw:layer="backgroundobjects" svg:width="5.049cm" svg:height="7.575cm" svg:x="12.975cm" svg:y="19.637cm"/>
    </style:handout-master>
    <style:master-page style:name="Padrão" style:page-layout-name="PM1" draw:style-name="Mdp1">
      <draw:frame presentation:style-name="Padrão-title" draw:layer="backgroundobjects" svg:width="9cm" svg:height="2.504cm" svg:x="0.5cm" svg:y="0.597cm" presentation:class="title" presentation:placeholder="true">
        <draw:text-box/>
      </draw:frame>
      <draw:frame presentation:style-name="Padrão-outline1" draw:layer="backgroundobjects" svg:width="9cm" svg:height="8.699cm" svg:x="0.5cm" svg:y="3.509cm" presentation:class="outline" presentation:placeholder="true">
        <draw:text-box/>
      </draw:frame>
      <draw:frame presentation:style-name="Mpr1" draw:text-style-name="MP2" draw:layer="backgroundobjects" svg:width="2.33cm" svg:height="1.033cm" svg:x="0.5cm" svg:y="13.6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17cm" svg:height="1.033cm" svg:x="3.42cm" svg:y="13.6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3cm" svg:height="1.033cm" svg:x="7.17cm" svg:y="13.66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21:12:30.830511457</meta:creation-date>
    <dc:date>2018-08-27T23:19:28.081947665</dc:date>
    <meta:editing-duration>PT48M17S</meta:editing-duration>
    <meta:editing-cycles>9</meta:editing-cycles>
    <meta:generator>LibreOffice/6.0.3.2$Linux_X86_64 LibreOffice_project/00m0$Build-2</meta:generator>
    <meta:document-statistic meta:object-count="31"/>
  </office:meta>
</office:document-meta>
</file>